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fo:font-size="8pt" style:font-size-asian="8pt" style:font-size-complex="8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fo:font-size="8pt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APPENDIX</text:h>
      <text:p text:style-name="P2"/>
      <text:p text:style-name="P2">The code for loading the data and setting the measurer is not relevant, so we decide to insert it only for the back-propagation in the appendix. We also use a structure Param to ease the use of function with parameters which is inside the code of back-propagation.</text:p>
      <text:p text:style-name="P2">Part B,C,D of the appendix only contains relevant code.</text:p>
      <text:p text:style-name="Preformatted_20_Text"/>
      <text:h text:style-name="Heading_20_2" text:outline-level="2">A. Back-Propagation</text:h>
      <text:p text:style-name="Text_20_body"/>
      <text:p text:style-name="P1">/* A structure is used to ease the use of parameters*/</text:p>
      <text:p text:style-name="P1">struct MlpParam{</text:p>
      <text:p text:style-name="P1"><text:tab/>int n_inputs;</text:p>
      <text:p text:style-name="P1"><text:tab/>int n_outputs;</text:p>
      <text:p text:style-name="P1"><text:tab/>int n_hu;</text:p>
      <text:p text:style-name="P1"><text:tab/>int max_iter; </text:p>
      <text:p text:style-name="P1"><text:tab/>real accuracy;</text:p>
      <text:p text:style-name="P1"><text:tab/>real learning_rate;</text:p>
      <text:p text:style-name="P1"><text:tab/>real weight_decay;</text:p>
      <text:p text:style-name="P1"><text:tab/>char *file;</text:p>
      <text:p text:style-name="P1"><text:tab/>char *valid_file;</text:p>
      <text:p text:style-name="P1"><text:tab/>char *suffix;</text:p>
      <text:p text:style-name="P1"><text:tab/>char *model_file;</text:p>
      <text:p text:style-name="P1">};</text:p>
      <text:p text:style-name="P1"/>
      <text:p text:style-name="P1"/>
      <text:p text:style-name="P1">//=================== Create the MLP... =========================</text:p>
      <text:p text:style-name="P1">ConnectedMachine *createMachine(Allocator *allocator, MlpParam *param) {</text:p>
      <text:p text:style-name="P1"><text:tab/>ConnectedMachine *mlp = new(allocator) ConnectedMachine();</text:p>
      <text:p text:style-name="P1"><text:tab/>if(param-&gt;n_hu &gt; 0) <text:s/>{</text:p>
      <text:p text:style-name="P1"><text:tab/></text:p>
      <text:p text:style-name="P1"><text:tab/><text:tab/>//Set the first layer (input -&gt; hidden units)</text:p>
      <text:p text:style-name="P1"><text:tab/><text:tab/>Linear *c1 = new(allocator) Linear( param-&gt;n_inputs, param-&gt;n_hu);</text:p>
      <text:p text:style-name="P1"><text:tab/><text:tab/>c1-&gt;setROption("weight decay", param-&gt;weight_decay);</text:p>
      <text:p text:style-name="P1"><text:tab/><text:tab/>mlp-&gt;addFCL(c1); <text:s text:c="3"/></text:p>
      <text:p text:style-name="P1"><text:tab/><text:tab/></text:p>
      <text:p text:style-name="P1"><text:tab/><text:tab/>//Set the second layer (threshold in hidden units)</text:p>
      <text:p text:style-name="P1"><text:tab/><text:tab/>Tanh *c2 = new(allocator) Tanh(param-&gt;n_hu);</text:p>
      <text:p text:style-name="P1"><text:tab/><text:tab/>mlp-&gt;addFCL(c2);</text:p>
      <text:p text:style-name="P1"></text:p>
      <text:p text:style-name="P1"><text:tab/><text:tab/>//Set the third layer (Output value)</text:p>
      <text:p text:style-name="P1"><text:tab/><text:tab/>Linear *c3 = new(allocator) Linear(param-&gt;n_hu, param-&gt;n_outputs);</text:p>
      <text:p text:style-name="P1"><text:tab/><text:tab/>c3-&gt;setROption("weight decay", param-&gt;weight_decay);</text:p>
      <text:p text:style-name="P1"><text:tab/><text:tab/>mlp-&gt;addFCL(c3);</text:p>
      <text:p text:style-name="P1"><text:tab/> <text:s/></text:p>
      <text:p text:style-name="P1"><text:tab/><text:tab/>//Put the last value to binary</text:p>
      <text:p text:style-name="P1"><text:tab/><text:tab/>Sigmoid *c4 = new(allocator) Sigmoid(param-&gt;n_outputs);</text:p>
      <text:p text:style-name="P1"><text:s text:c="6"/><text:tab/><text:tab/>mlp-&gt;addFCL(c4);</text:p>
      <text:p text:style-name="P1"><text:tab/><text:tab/>}</text:p>
      <text:p text:style-name="P1"></text:p>
      <text:p text:style-name="P1"><text:tab/>// Initialize the MLP</text:p>
      <text:p text:style-name="P1"><text:tab/>mlp-&gt;build();</text:p>
      <text:p text:style-name="P1"><text:tab/>mlp-&gt;setPartialBackprop();</text:p>
      <text:p text:style-name="P1"></text:p>
      <text:p text:style-name="P1"><text:tab/>return mlp;</text:p>
      <text:p text:style-name="P1">}</text:p>
      <text:p text:style-name="P1"></text:p>
      <text:p text:style-name="P1"></text:p>
      <text:p text:style-name="P1">//=================== The Trainer ===============================</text:p>
      <text:p text:style-name="P1">StochasticGradient *createTrainer(Allocator *allocator, ConnectedMachine *mlp, MlpParam *param) {</text:p>
      <text:p text:style-name="P1"></text:p>
      <text:p text:style-name="P1"><text:tab/></text:p>
      <text:p text:style-name="P1"><text:tab/>// The criterion for the StochasticGradient (MSE criterion)</text:p>
      <text:p text:style-name="P1"><text:tab/>Criterion *criterion = NULL;</text:p>
      <text:p text:style-name="P1"><text:tab/>criterion = new(allocator) MSECriterion(mlp-&gt;n_outputs);</text:p>
      <text:p text:style-name="P1"></text:p>
      <text:p text:style-name="P1"><text:tab/>// The Gradient Machine Trainer</text:p>
      <text:p text:style-name="P1"><text:tab/>StochasticGradient *trainer = new(allocator) StochasticGradient(mlp, criterion);</text:p>
      <text:p text:style-name="P1"></text:p>
      <text:p text:style-name="P1"><text:tab/>if(param !=NULL) {</text:p>
      <text:p text:style-name="P1"><text:tab/><text:tab/>trainer-&gt;setIOption("max iter",param-&gt;max_iter);</text:p>
      <text:p text:style-name="P1"><text:tab/><text:tab/>trainer-&gt;setROption("end accuracy", param-&gt;accuracy);</text:p>
      <text:p text:style-name="P1"><text:tab/><text:tab/>trainer-&gt;setROption("learning rate", param-&gt;learning_rate);</text:p>
      <text:p text:style-name="P1"><text:tab/>}</text:p>
      <text:p text:style-name="P1"><text:tab/>return trainer;</text:p>
      <text:p text:style-name="P1">}</text:p>
      <text:p text:style-name="P1">...</text:p>
      <text:p text:style-name="P1"><text:tab/></text:p>
      <text:p text:style-name="P1"><text:tab/><text:span text:style-name="T1">//=================== Loading &amp; Normalize Data <text:s/>===================</text:span></text:p>
      <text:p text:style-name="P1"><text:tab/>MatDataSet *mat_vdata = new(allocator) MatDataSet(param-&gt;valid_file, param-&gt;n_inputs, param-&gt;n_outputs);</text:p>
      <text:p text:style-name="P1"><text:tab/>MatDataSet *mat_data = new(allocator) MatDataSet(param-&gt;file, param-&gt;n_inputs, param-&gt;n_outputs);</text:p>
      <text:p text:style-name="P1"><text:span text:style-name="T1"><text:tab/>MeanVarNorm *mv_norm = new(allocator) MeanVarNorm(mat_data);</text:span></text:p>
      <text:p text:style-name="P1"><text:s text:c="7"/><text:tab/>mat_data-&gt;preProcess(mv_norm);</text:p>
      <text:p text:style-name="P1"><text:tab/>mat_vdata-&gt;preProcess(mv_norm);</text:p>
      <text:p text:style-name="P1"></text:p>
      <text:p text:style-name="P1"><text:tab/>//Setting the class label type for ClassMeasurer</text:p>
      <text:p text:style-name="P1"><text:tab/>Sequence *class_labels = new(allocator) Sequence(2,1);</text:p>
      <text:p text:style-name="P1"><text:tab/>class_labels-&gt;frames[0][0] = <text:s/>0;</text:p>
      <text:p text:style-name="P1"><text:tab/>class_labels-&gt;frames[0][1] = <text:s/>1;</text:p>
      <text:p text:style-name="P1"><text:span text:style-name="T1"><text:tab/>DataSet *data = new(allocator) ClassFormatDataSet(mat_data, class_labels);</text:span></text:p>
      <text:p text:style-name="P1"><text:tab/>DataSet *vdata = new(allocator) ClassFormatDataSet(mat_vdata, class_labels);</text:p>
      <text:p text:style-name="P1"><text:s text:c="4"/><text:tab/>TwoClassFormat *class_format = new(allocator) TwoClassFormat(data);</text:p>
      <text:p text:style-name="P1"/>
      <text:p text:style-name="P1"><text:span text:style-name="T1"><text:tab/>//=================== Measurer <text:s/>===================</text:span></text:p>
      <text:p text:style-name="P1"><text:tab/>char mse_train_fname[256] = "MSE_train";</text:p>
      <text:p text:style-name="P1"><text:tab/>strcat(mse_train_fname,param-&gt;suffix);</text:p>
      <text:p text:style-name="P1"><text:tab/>DiskXFile *mse_train_file = new(allocator) DiskXFile(mse_train_fname, "w");</text:p>
      <text:p text:style-name="P1"><text:tab/>MSEMeasurer *mse_meas = new(allocator) MSEMeasurer(mlp-&gt;outputs, data, mse_train_file);</text:p>
      <text:p text:style-name="P1"><text:tab/>measurers.addNode(mse_meas);<text:tab/></text:p>
      <text:p text:style-name="P1"><text:tab/>ClassMeasurer *class_meas = new(allocator) ClassMeasurer(mlp-&gt;outputs, data, class_format, cmd-&gt;getXFile("class_err"));</text:p>
      <text:p text:style-name="P1"><text:tab/>measurers.addNode(class_meas);</text:p>
      <text:p text:style-name="P1"/>
      <text:p text:style-name="P1">...</text:p>
      <text:p text:style-name="P1"/>
      <text:p text:style-name="P1">trainer-&gt;train(data, &amp;measurers);</text:p>
      <text:p text:style-name="P1"/>
      <text:h text:style-name="Heading_20_2" text:outline-level="2">B. Support Vector Machine</text:h>
      <text:p text:style-name="Text_20_body">/<text:span text:style-name="T1">/=================== Create the MLP... =========================</text:span></text:p>
      <text:p text:style-name="P1">SVM * createMachine(Allocator *allocator, SvmParam *param) {</text:p>
      <text:p text:style-name="P1"></text:p>
      <text:p text:style-name="P1"><text:tab/>//Create the kernel type</text:p>
      <text:p text:style-name="P1"><text:tab/>Kernel *kernel = new(allocator) GaussianKernel(1./(param-&gt;stdv*param-&gt;stdv));</text:p>
      <text:p text:style-name="P1"></text:p>
      <text:p text:style-name="P1"><text:tab/>//Create SVM</text:p>
      <text:p text:style-name="P1"><text:s/><text:tab/>SVM *svm = new(allocator) SVMClassification(kernel);</text:p>
      <text:p text:style-name="P1"><text:tab/></text:p>
      <text:p text:style-name="P1"><text:tab/></text:p>
      <text:p text:style-name="P1"><text:tab/>if(param-&gt;mode == TRAIN) <text:s text:c="2"/>{</text:p>
      <text:p text:style-name="P1"><text:tab/><text:tab/>svm-&gt;setROption("C", param-&gt;c_cst);</text:p>
      <text:p text:style-name="P1"><text:tab/><text:tab/>svm-&gt;setROption("cache size", param-&gt;cache_size);</text:p>
      <text:p text:style-name="P1"><text:tab/>}</text:p>
      <text:p text:style-name="P1"></text:p>
      <text:p text:style-name="P1"><text:tab/>return svm;</text:p>
      <text:p text:style-name="P1">}</text:p>
      <text:p text:style-name="P1">...</text:p>
      <text:p text:style-name="P1"/>
      <text:p text:style-name="P1"><text:tab/>//Use to format the matdatset class label from 0,1 to -1,1</text:p>
      <text:p text:style-name="P1"><text:tab/>Sequence *class_labels = new(allocator) Sequence(2, 1);</text:p>
      <text:p text:style-name="P1"><text:tab/>class_labels-&gt;frames[0][0] = -1;</text:p>
      <text:p text:style-name="P1"><text:tab/>class_labels-&gt;frames[1][0] = 1;</text:p>
      <text:p text:style-name="P1"><text:tab/>DataSet *data = new(allocator) ClassFormatDataSet(mat_data, class_labels);</text:p>
      <text:p text:style-name="P1">...</text:p>
      <text:p text:style-name="P1"/>
      <text:p text:style-name="P1"><text:tab/>//We use a classmeasurer to get the classification error.</text:p>
      <text:p text:style-name="P1"><text:tab/>MeasurerList measurers;</text:p>
      <text:p text:style-name="P1"><text:tab/>TwoClassFormat *class_format = new(allocator) TwoClassFormat(data);</text:p>
      <text:p text:style-name="P1"><text:tab/>char class_train_fname[256] = "Class_train";</text:p>
      <text:p text:style-name="P1"><text:tab/>strcat(class_train_fname,param-&gt;suffix);</text:p>
      <text:p text:style-name="P1"><text:tab/>DiskXFile *class_train_file = new(allocator) DiskXFile(class_train_fname, "a");</text:p>
      <text:p text:style-name="P1"><text:tab/>ClassMeasurer *class_meas = new(allocator) ClassMeasurer(svm-&gt;outputs, data, class_format, class_train_file);<text:tab/></text:p>
      <text:p text:style-name="P1"><text:tab/>measurers.addNode(class_meas);</text:p>
      <text:p text:style-name="P1"/>
      <text:p text:style-name="P1">...</text:p>
      <text:p text:style-name="P1"><text:tab/>trainer.train(data, NULL);</text:p>
      <text:p text:style-name="P1"><text:tab/>message("%d SV with %d at bounds", svm-&gt;n_support_vectors, svm-&gt;n_support_vectors_bound);</text:p>
      <text:p text:style-name="P1"><text:tab/>trainer.test(&amp;measurers);</text:p>
      <text:p text:style-name="P1"/>
      <text:p text:style-name="P1"/>
      <text:p text:style-name="P1"/>
      <text:h text:style-name="Heading_20_2" text:outline-level="2">C. Gaussian Mixture Model</text:h>
      <text:h text:style-name="Heading_20_2" text:outline-level="2">D. Format the database</text:h>
      <text:p text:style-name="Preformatted_20_Text"/>
      <text:p text:style-name="P1">#define NOF_PATTERNS 569</text:p>
      <text:p text:style-name="P1">#define NOF_DIMS 30</text:p>
      <text:p text:style-name="P1">#define NOF_CLASSES 1</text:p>
      <text:p text:style-name="P1">#define RATIO_TRAIN 0.02</text:p>
      <text:p text:style-name="P1">#define RATIO_VALID 0.6</text:p>
      <text:p text:style-name="P1">#define ID_VS_OTHERS 0</text:p>
      <text:p text:style-name="P1"/>
      <text:p text:style-name="P1">using namespace std;</text:p>
      <text:p text:style-name="P1"/>
      <text:p text:style-name="P1"/>
      <text:p text:style-name="P1">/* Class that is use to organize the patterns */</text:p>
      <text:p text:style-name="P1">class Pattern {</text:p>
      <text:p text:style-name="P1"/>
      <text:p text:style-name="P1">public:</text:p>
      <text:p text:style-name="P1"><text:tab/>int id;</text:p>
      <text:p text:style-name="P1"><text:tab/>string code;</text:p>
      <text:p text:style-name="P1"><text:tab/>string values;</text:p>
      <text:p text:style-name="P1"/>
      <text:p text:style-name="P1"><text:tab/>//Constructor by default</text:p>
      <text:p text:style-name="P1"><text:tab/>Pattern():</text:p>
      <text:p text:style-name="P1"><text:tab/><text:tab/>id(0), code("0"), values("")</text:p>
      <text:p text:style-name="P1"><text:tab/>{}</text:p>
      <text:p text:style-name="P1"/>
      <text:p text:style-name="P1"><text:tab/>//Destructor </text:p>
      <text:p text:style-name="P1"><text:tab/>~Pattern() {}</text:p>
      <text:p text:style-name="P1"/>
      <text:p text:style-name="P1"><text:tab/>void setCode(string name) {</text:p>
      <text:p text:style-name="P1"><text:tab/><text:tab/>if(name.compare("M") == 0) {</text:p>
      <text:p text:style-name="P1"><text:tab/><text:tab/><text:tab/>id=1;</text:p>
      <text:p text:style-name="P1"><text:tab/><text:tab/><text:tab/>code="1"</text:p>
      <text:p text:style-name="P1"><text:tab/><text:tab/>}</text:p>
      <text:p text:style-name="P1"><text:tab/><text:tab/>else {</text:p>
      <text:p text:style-name="P1"><text:tab/><text:tab/><text:tab/>id=1;</text:p>
      <text:p text:style-name="P1"><text:tab/><text:tab/><text:tab/>code="1"</text:p>
      <text:p text:style-name="P1"><text:tab/><text:tab/>}</text:p>
      <text:p text:style-name="P1"><text:tab/>}</text:p>
      <text:p text:style-name="P1"/>
      <text:p text:style-name="P1"><text:tab/>void setValues(string str) {</text:p>
      <text:p text:style-name="P1"><text:tab/><text:tab/>for(int i(0); i&lt;str.length(); i++) {</text:p>
      <text:p text:style-name="P1"><text:tab/><text:tab/><text:tab/>if(str[i] == ',') str[i]=' ';</text:p>
      <text:p text:style-name="P1"><text:tab/><text:tab/>}</text:p>
      <text:p text:style-name="P1"><text:tab/><text:tab/>values = str;</text:p>
      <text:p text:style-name="P1"><text:tab/>}</text:p>
      <text:p text:style-name="P1"/>
      <text:p text:style-name="P1"><text:tab/>friend ostream&amp; operator&lt;&lt;(ostream&amp; out, const Pattern&amp; <text:s/>p);</text:p>
      <text:p text:style-name="P1">};</text:p>
      <text:p text:style-name="P1"/>
      <text:p text:style-name="P1"/>
      <text:p text:style-name="P1"/>
      <text:p text:style-name="P1">// opérateur pour l'affichage d'un pattern</text:p>
      <text:p text:style-name="P1">ostream&amp; operator&lt;&lt;(ostream&amp; out, const Pattern&amp; <text:s/>p)</text:p>
      <text:p text:style-name="P1">{</text:p>
      <text:p text:style-name="P1"><text:tab/>out &lt;&lt; p.values &lt;&lt; " " &lt;&lt; p.code;</text:p>
      <text:p text:style-name="P1"><text:tab/>return out;</text:p>
      <text:p text:style-name="P1">}</text:p>
      <text:p text:style-name="P1"><text:tab/></text:p>
      <text:p text:style-name="P1">struct SortByCode</text:p>
      <text:p text:style-name="P1">{</text:p>
      <text:p text:style-name="P1"><text:s text:c="4"/>// Object version </text:p>
      <text:p text:style-name="P1"><text:s text:c="4"/>bool operator ()(const Pattern &amp; p1,const Pattern &amp; p2 ) const </text:p>
      <text:p text:style-name="P1"><text:s text:c="4"/>{</text:p>
      <text:p text:style-name="P1"><text:s text:c="8"/>return p1.id &lt; p2.id; </text:p>
      <text:p text:style-name="P1"><text:s text:c="4"/>}</text:p>
      <text:p text:style-name="P1"/>
      <text:p text:style-name="P1">};</text:p>
      <text:p text:style-name="P1"/>
      <text:p text:style-name="P1">class iotaGen </text:p>
      <text:p text:style-name="P1">{</text:p>
      <text:p text:style-name="P1">public:</text:p>
      <text:p text:style-name="P1"><text:s text:c="2"/>iotaGen (int start = 0) : current(start) { }</text:p>
      <text:p text:style-name="P1"><text:s text:c="2"/>int operator() () { return current++; }</text:p>
      <text:p text:style-name="P1">private:</text:p>
      <text:p text:style-name="P1"><text:s text:c="2"/>int current;</text:p>
      <text:p text:style-name="P1">};</text:p>
      <text:p text:style-name="P1"/>
      <text:p text:style-name="P1"/>
      <text:p text:style-name="P1">// do it again, with explicit random number generator</text:p>
      <text:p text:style-name="P1">struct RandomInteger {</text:p>
      <text:p text:style-name="P1"><text:s text:c="6"/>int operator() (int m) { return rand() % m; }</text:p>
      <text:p text:style-name="P1">} randomize;</text:p>
      <text:p text:style-name="P1"/>
      <text:p text:style-name="P1">//Randomly shuffle a vector starting from start to end.</text:p>
      <text:p text:style-name="P1">vector&lt;int&gt; randperm(int start,int end)</text:p>
      <text:p text:style-name="P1">{</text:p>
      <text:p text:style-name="P1"><text:s text:c="2"/>// first make the vector containing 1 2 3 ... 10</text:p>
      <text:p text:style-name="P1"><text:s text:c="2"/>std::vector&lt;int&gt; numbers(end-start);</text:p>
      <text:p text:style-name="P1"><text:s text:c="2"/>std::generate(numbers.begin(), numbers.end(), iotaGen(start));</text:p>
      <text:p text:style-name="P1"/>
      <text:p text:style-name="P1"><text:s text:c="2"/>// then randomly shuffle the elements</text:p>
      <text:p text:style-name="P1"><text:s text:c="2"/>std::random_shuffle(numbers.begin(), numbers.end(),randomize);</text:p>
      <text:p text:style-name="P1"/>
      <text:p text:style-name="P1"><text:tab/>return numbers;</text:p>
      <text:p text:style-name="P1"><text:s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6-17T22:28:02</meta:creation-date>
    <dc:language>fr-FR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207" meta:word-count="851" meta:character-count="6490"/>
  </office:meta>
</office:document-meta>
</file>